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5.0283333333333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제목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7">
            <text:p>진행중</text:p>
          </table:table-cell>
          <table:table-cell table:style-name="ce8"/>
          <table:table-cell office:value-type="string" table:style-name="ce7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7">
            <text:p>진행중</text:p>
          </table:table-cell>
          <table:table-cell table:style-name="ce8"/>
          <table:table-cell office:value-type="string" table:style-name="ce7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1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3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<text:s text:c="2"/>KRCLOUD-5113</text:p>
          </table:table-cell>
          <table:table-cell office:value-type="string" table:style-name="ce14">
            <text:p>보안정기점검 관련 I-SAMS 내 취약점 조치 요청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158</text:p>
          </table:table-cell>
          <table:table-cell office:value-type="string" table:style-name="ce7">
            <text:p>i-sams agent 설치 요청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158<text:s/></text:p>
          </table:table-cell>
          <table:table-cell office:value-type="string" table:style-name="ce7">
            <text:p>i-sams agent 설치 요청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EUCLOUD-2599</text:p>
          </table:table-cell>
          <table:table-cell office:value-type="string" table:style-name="ce7">
            <text:p>EU F5 빅IP 취약점 보완을 위한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301</text:p>
          </table:table-cell>
          <table:table-cell office:value-type="string" table:style-name="ce7">
            <text:p>LSC, CPW DB 서버에 대한 보안점검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301</text:p>
          </table:table-cell>
          <table:table-cell office:value-type="string" table:style-name="ce7">
            <text:p>LSC, CPW DB 서버에 대한 보안점검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드립니다. (DBMS)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드립니다. (DBMS)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 (DBMS)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299</text:p>
          </table:table-cell>
          <table:table-cell office:value-type="string" table:style-name="ce7">
            <text:p>MongoDB 보안점검 요청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<text:s text:c="2"/>KRCLOUD-5299</text:p>
          </table:table-cell>
          <table:table-cell office:value-type="string" table:style-name="ce7">
            <text:p>MongoDB 보안점검 요청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KRCLOUD-5205</text:p>
          </table:table-cell>
          <table:table-cell office:value-type="string" table:style-name="ce7">
            <text:p>LSC, CPW DB 서버에 대한 보안점검 (OS , DB) 부탁드립니다. OPEN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KRCLOUD-5205</text:p>
          </table:table-cell>
          <table:table-cell office:value-type="string" table:style-name="ce7">
            <text:p>LSC, CPW DB 서버에 대한 보안점검 (OS , DB)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 text:c="2"/>EUCLOUD-2723</text:p>
          </table:table-cell>
          <table:table-cell office:value-type="string" table:style-name="ce7">
            <text:p>2022년 유럽 CCS 인프라(VM) 리스트 및 VM별 적용 보안솔루션 현황<text:s/></text:p>
          </table:table-cell>
          <table:table-cell office:value-type="string" table:style-name="ce17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table:style-name="ce1"/>
          <table:table-cell office:value-type="string" table:style-name="ce5">
            <text:p>PRD</text:p>
          </table:table-cell>
          <table:table-cell office:value-type="string" table:style-name="ce18">
            <text:p>진행중</text:p>
          </table:table-cell>
          <table:table-cell table:style-name="ce1"/>
          <table:table-cell office:value-type="string" table:style-name="ce19">
            <text:p>베어메탈 호스트 대상으로 I-SAMS적용 (총 371대 중 45대 완료)<text:s/></text:p>
          </table:table-cell>
          <table:table-cell office:value-type="string" table:style-name="ce17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2"/>
        </table:table-row>
        <table:table-row table:number-rows-repeated="1048493" table:style-name="ro1">
          <table:table-cell table:number-columns-repeated="16384"/>
        </table:table-row>
      </table:table>
      <table:database-ranges>
        <table:database-range table:target-range-address="7월집계.A1:7월집계.L82" table:display-filter-buttons="true">
          <table:filter>
            <table:filter-and>
              <table:filter-condition table:field-number="1" table:value="7월" table:operator="="/>
              <table:filter-condition table:field-number="4" table:value="PR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PC_Maintenance</dc:creator>
    <meta:creation-date>2022-07-05T08:25:58Z</meta:creation-date>
    <dc:date>2022-08-10T02:45:22Z</dc:date>
  </office:meta>
</office:document-meta>
</file>